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ro1" style:family="table-row">
      <style:table-row-properties style:row-height="0.2193in" fo:break-before="auto" style:use-optimal-row-height="false"/>
    </style:style>
    <style:style style:name="ta1" style:family="table" style:master-page-name="PageStyle_5f_progressia_5f_9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gressia_9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/>
          <table:table-cell table:formula="of:=MIN([.$A$1:.$C$1])" office:value-type="float" office:value="13" calcext:value-type="float">
            <text:p>13</text:p>
          </table:table-cell>
          <table:table-cell table:formula="of:=IF([.$A$1]&lt;&gt;[.$E$1] and [.$A$1]&lt;&gt;[.$G$1];[.$A$1];IF([.$B$1]&lt;&gt;[.$E$1] and [.$B$1]&lt;&gt;[.$G$1]; [.$V$1]; [.$C$1]))" office:value-type="string" office:string-value="" calcext:value-type="error">
            <text:p>Err:508</text:p>
          </table:table-cell>
          <table:table-cell table:formula="of:=MAX([.$A$1:.$C$1])" office:value-type="float" office:value="76" calcext:value-type="float">
            <text:p>76</text:p>
          </table:table-cell>
          <table:table-cell table:number-columns-repeated="5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32" calcext:value-type="float">
            <text:p>32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64" calcext:value-type="float">
            <text:p>64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35" calcext:value-type="float">
            <text:p>35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61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67" calcext:value-type="float">
            <text:p>67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8" calcext:value-type="float">
            <text:p>28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61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75" calcext:value-type="float">
            <text:p>7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71" calcext:value-type="float">
            <text:p>71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58" calcext:value-type="float">
            <text:p>58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9" calcext:value-type="float">
            <text:p>29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41" calcext:value-type="float">
            <text:p>4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34" calcext:value-type="float">
            <text:p>34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45" calcext:value-type="float">
            <text:p>45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9" calcext:value-type="float">
            <text:p>29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32" calcext:value-type="float">
            <text:p>32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26" calcext:value-type="float">
            <text:p>26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80" calcext:value-type="float">
            <text:p>8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number-columns-repeated="2"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73" calcext:value-type="float">
            <text:p>7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5" calcext:value-type="float">
            <text:p>25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32" calcext:value-type="float">
            <text:p>32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5" calcext:value-type="float">
            <text:p>25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42" calcext:value-type="float">
            <text:p>42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8" calcext:value-type="float">
            <text:p>28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52" calcext:value-type="float">
            <text:p>52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68" calcext:value-type="float">
            <text:p>6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5" calcext:value-type="float">
            <text:p>25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46" calcext:value-type="float">
            <text:p>46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94" calcext:value-type="float">
            <text:p>94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35" calcext:value-type="float">
            <text:p>35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41" calcext:value-type="float">
            <text:p>41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13" calcext:value-type="float">
            <text:p>13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45" calcext:value-type="float">
            <text:p>45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42" calcext:value-type="float">
            <text:p>42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69" calcext:value-type="float">
            <text:p>69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6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26" calcext:value-type="float">
            <text:p>26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6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6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72" calcext:value-type="float">
            <text:p>7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42" calcext:value-type="float">
            <text:p>42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52" calcext:value-type="float">
            <text:p>5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71" calcext:value-type="float">
            <text:p>71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table:number-columns-repeated="3"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74" calcext:value-type="float">
            <text:p>74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number-columns-repeated="2" table:style-name="ce1" office:value-type="float" office:value="75" calcext:value-type="float">
            <text:p>7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1"/>
        </table:table-row>
        <table:table-row table:style-name="ro1" table:number-rows-repeated="1043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р.</number:text>
    </number:number-style>
    <number:number-style style:name="N121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р.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р.</number:text>
    </number:number-style>
    <number:number-style style:name="N12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2" style:volatile="true">
      <loext:text> </loext:text>
      <loext:fill-character> </loext:fill-character>
      <number:text>-р.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Акцент1" style:display-name="20% - Акцент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e3e3e3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e3e3e3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2.49pt solid #333399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2.49pt solid #c0c0c0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1.76pt solid #0066cc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Итог" style:family="table-cell" style:parent-style-name="Default">
      <style:table-cell-properties fo:border-bottom="2.49pt double-thin #333399" style:border-line-width-bottom="0.0071in 0.0209in 0.0071in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Название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Пояснение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fo:border="0.74pt solid #c0c0c0" fo:padding="0.028in" style:rotation-align="none"/>
    </style:style>
    <style:style style:name="Связанная_20_ячейка" style:display-name="Связанная ячейка" style:family="table-cell" style:parent-style-name="Default">
      <style:table-cell-properties fo:border-bottom="2.49pt double-thin #ff9900" style:border-line-width-bottom="0.0071in 0.0209in 0.0071in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gressia_5f_9" style:display-name="PageStyle_progressia_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7T16:35:27.328586186</dc:date>
    <meta:editing-duration>PT2S</meta:editing-duration>
    <meta:editing-cycles>1</meta:editing-cycles>
    <meta:document-statistic meta:table-count="1" meta:cell-count="15003" meta:object-count="0"/>
    <meta:generator>LibreOffice/6.4.7.2$Linux_X86_64 LibreOffice_project/40$Build-2</meta:generator>
  </office:meta>
</office:document-meta>
</file>